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59231721536875298"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6089179840971869709"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1374232820235831713"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8171109834513001086"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8480167715259054153"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5734790626457203905" text:style-name="RTF_5f_Num_20_2">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4748570986775539930"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851203548445768427" text:style-name="L7">
        <text:list-item>
          <text:p text:style-name="P10">anchor need own class</text:p>
        </text:list-item>
        <text:list-item>
          <text:p text:style-name="P10"><text:a xlink:type="simple" xlink:href="https://codepen.io/phy5prt/pen/YmJvwv" text:style-name="Internet_20_link" text:visited-style-name="Visited_20_Internet_20_Link">https://codepen.io/phy5prt/pen/YmJvwv</text:a> <text:s/>- box shadow cards so 3d</text:p>
        </text:list-item>
        <text:list-item>
          <text:p text:style-name="P10">make the containers for card based on viewport</text:p>
        </text:list-item>
        <text:list-item>
          <text:p text:style-name="P10">ribbon of the blue bit and no scriptive</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1143700203842227129"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middle purple one alter to get paper texture</text:p>
        </text:list-item>
        <text:list-item>
          <text:p text:style-name="P11">give elements of every page decorative symbols grey outline around lists and pink yellow sheen and sheen from drawer</text:p>
        </text:list-item>
        <text:list-item>
          <text:p text:style-name="P11">3d art on back</text:p>
        </text:list-item>
        <text:list-item>
          <text:p text:style-name="P11">top right corner hidden by line on pg4 so 4 corners need gaps</text:p>
        </text:list-item>
        <text:list-item>
          <text:p text:style-name="P19"><text:a xlink:type="simple" xlink:href="https://www.w3schools.com/css/css3_backgrounds.asp" text:style-name="Internet_20_link" text:visited-style-name="Visited_20_Internet_20_Link">https://www.w3schools.com/css/css3_backgrounds.asp</text:a> <text:s/>- paper look</text:p>
        </text:list-item>
        <text:list-item>
          <text:p text:style-name="P19">card link anchors need class hyperlinkAnchor</text:p>
        </text:list-item>
        <text:list-item>
          <text:p text:style-name="P19">would be nice if ribbon went over the top of the card covering the card border</text:p>
        </text:list-item>
      </text:list>
      <text:p text:style-name="P1"/>
      <text:p text:style-name="P1">TODO Carousel</text:p>
      <text:list xml:id="list9107781033713274597" text:style-name="L9">
        <text:list-item>
          <text:p text:style-name="P12"><text:soft-page-break/>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7885121832215463980" text:style-name="L10">
        <text:list-item>
          <text:p text:style-name="P14">Admin carousell enable to alter and input cards info </text:p>
        </text:list-item>
      </text:list>
      <text:p text:style-name="P1"/>
      <text:p text:style-name="P1">TODO Backend</text:p>
      <text:p text:style-name="P1"/>
      <text:p text:style-name="P1">TODO Host</text:p>
      <text:list xml:id="list8363979018276451889"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431044507646727019"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5988319881297688425"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text:soft-page-break/>allowed just to get and rerender site per change though this may have been wasteful</text:p>
        </text:list-item>
        <text:list-item>
          <text:p text:style-name="P17">make z-index's sensible</text:p>
          <text:p text:style-name="P17"/>
        </text:list-item>
      </text:list>
      <text:p text:style-name="P3"/>
      <text:p text:style-name="P1"/>
      <text:p text:style-name="P1"/>
      <text:p text:style-name="P1"/>
      <text:p text:style-name="P1">Reflection</text:p>
      <text:list xml:id="list8989679582781802196"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soft-page-break/>*/</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276403" text:continue-list="list9107781033713274597"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20M18S</meta:editing-duration>
    <meta:editing-cycles>48</meta:editing-cycles>
    <meta:generator>OpenOffice/4.1.6$Win32 OpenOffice.org_project/416m1$Build-9790</meta:generator>
    <dc:date>2019-08-11T16:05:43.67</dc:date>
    <dc:creator>Philip Tate</dc:creator>
    <meta:document-statistic meta:table-count="0" meta:image-count="0" meta:object-count="0" meta:page-count="5" meta:paragraph-count="169" meta:word-count="1294" meta:character-count="9265"/>
    <meta:user-defined meta:name="Info 1"/>
    <meta:user-defined meta:name="Info 2"/>
    <meta:user-defined meta:name="Info 3"/>
    <meta:user-defined meta:name="Info 4"/>
  </office:meta>
</office:document-meta>
</file>